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1E39160C608988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ff" draw:textarea-horizontal-align="justify" draw:textarea-vertical-align="middle" draw:auto-grow-height="false" fo:min-height="0.766cm" fo:min-width="2.675cm"/>
    </style:style>
    <style:style style:name="gr2" style:family="graphic" style:parent-style-name="standard">
      <style:graphic-properties draw:fill-color="#99ffff" draw:textarea-horizontal-align="justify" draw:textarea-vertical-align="middle" draw:auto-grow-height="false" fo:min-height="0.766cm" fo:min-width="2.675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0.766cm" fo:min-width="2.6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2cm, 2.667cm, 4.953cm, 3.04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4.572cm, 2.794cm, 1.09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53cm, 4.572cm, 0.762cm, 1.016cm)" draw:image-opacity="100%" style:mirror="none"/>
    </style:style>
    <style:style style:name="gr8" style:family="graphic" style:parent-style-name="text">
      <style:graphic-properties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99ffff"/>
      <style:paragraph-properties fo:text-align="center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8pt" style:font-size-asian="16pt" style:font-size-complex="16pt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016cm" svg:x="3.428cm" svg:y="2.667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175cm" svg:height="1.016cm" svg:x="11.556cm" svg:y="2.667cm"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016cm" svg:x="7.492cm" svg:y="4.191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175cm" svg:height="1.016cm" svg:x="7.492cm" svg:y="6.096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175cm" svg:height="1.016cm" svg:x="7.492cm" svg:y="4.191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175cm" svg:height="1.016cm" svg:x="11.556cm" svg:y="4.191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.603cm" svg:y1="3.175cm" svg:x2="11.556cm" svg:y2="3.175cm" draw:start-shape="id1" draw:start-glue-point="1" draw:end-shape="id2" svg:d="M6603 3175h4953" svg:viewBox="0 0 4954 1">
          <text:p/>
        </draw:connector>
        <draw:connector draw:style-name="gr4" draw:text-style-name="P5" draw:layer="layout" draw:type="line" svg:x1="6.603cm" svg:y1="3.175cm" svg:x2="7.492cm" svg:y2="4.699cm" draw:start-shape="id1" draw:start-glue-point="1" draw:end-shape="id3" draw:end-glue-point="3" svg:d="M6603 3175l889 1524" svg:viewBox="0 0 890 1525">
          <text:p/>
        </draw:connector>
        <draw:connector draw:style-name="gr4" draw:text-style-name="P5" draw:layer="layout" draw:type="line" svg:x1="10.667cm" svg:y1="4.699cm" svg:x2="11.556cm" svg:y2="4.699cm" draw:start-shape="id3" draw:start-glue-point="1" draw:end-shape="id4" svg:d="M10667 4699h889" svg:viewBox="0 0 890 1">
          <text:p/>
        </draw:connector>
        <draw:connector draw:style-name="gr4" draw:text-style-name="P5" draw:layer="layout" draw:type="curve" draw:line-skew="-0.015cm -1.898cm -0.261cm" svg:x1="10.667cm" svg:y1="4.699cm" svg:x2="7.492cm" svg:y2="6.604cm" draw:start-shape="id3" draw:start-glue-point="1" draw:end-shape="id5" draw:end-glue-point="3" svg:d="M10667 4699c727 0 486 1016-1726 1016-2211 0-2593 889-1449 889" svg:viewBox="0 0 4172 1906">
          <text:p/>
        </draw:connector>
        <draw:custom-shape draw:style-name="gr2" draw:text-style-name="P3" xml:id="id6" draw:id="id6" draw:layer="layout" svg:width="3.175cm" svg:height="1.016cm" svg:x="11.556cm" svg:y="6.096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0.667cm" svg:y1="6.604cm" svg:x2="11.556cm" svg:y2="6.604cm" draw:start-shape="id5" draw:start-glue-point="1" draw:end-shape="id6" draw:end-glue-point="3" svg:d="M10667 6604h889" svg:viewBox="0 0 890 1">
          <text:p/>
        </draw:connector>
        <draw:custom-shape draw:style-name="gr3" draw:text-style-name="P4" xml:id="id7" draw:id="id7" draw:layer="layout" svg:width="3.175cm" svg:height="1.016cm" svg:x="7.533cm" svg:y="8.001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draw:line-skew="0cm -1.898cm -0.373cm" svg:x1="10.667cm" svg:y1="6.604cm" svg:x2="7.533cm" svg:y2="8.509cm" draw:start-shape="id5" draw:start-glue-point="1" draw:end-shape="id7" draw:end-glue-point="3" svg:d="M10667 6604c811 0 541 1016-1734 1016s-2712 889-1400 889" svg:viewBox="0 0 4286 1906">
          <text:p/>
        </draw:connector>
        <draw:custom-shape draw:style-name="gr2" draw:text-style-name="P3" xml:id="id8" draw:id="id8" draw:layer="layout" svg:width="3.175cm" svg:height="1.016cm" svg:x="11.597cm" svg:y="8.001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0.708cm" svg:y1="8.509cm" svg:x2="11.597cm" svg:y2="8.509cm" draw:start-shape="id7" draw:start-glue-point="1" draw:end-shape="id8" draw:end-glue-point="3" svg:d="M10708 8509h889" svg:viewBox="0 0 890 1">
          <text:p/>
        </draw:connector>
        <draw:custom-shape draw:style-name="gr3" draw:text-style-name="P4" xml:id="id9" draw:id="id9" draw:layer="layout" svg:width="3.175cm" svg:height="1.016cm" svg:x="7.533cm" svg:y="8.001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175cm" svg:height="1.016cm" svg:x="11.597cm" svg:y="8.001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0.708cm" svg:y1="8.509cm" svg:x2="11.597cm" svg:y2="8.509cm" draw:start-shape="id9" draw:start-glue-point="1" draw:end-shape="id10" draw:end-glue-point="3" svg:d="M10708 8509h889" svg:viewBox="0 0 890 1">
          <text:p/>
        </draw:connector>
        <draw:custom-shape draw:style-name="gr3" draw:text-style-name="P4" xml:id="id11" draw:id="id11" draw:layer="layout" svg:width="3.175cm" svg:height="1.016cm" svg:x="7.492cm" svg:y="9.906cm">
          <text:p text:style-name="P1">Dynamics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175cm" svg:height="1.016cm" svg:x="11.556cm" svg:y="9.906cm">
          <text:p text:style-name="P1">Decod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curve" svg:x1="10.667cm" svg:y1="10.414cm" svg:x2="11.556cm" svg:y2="10.414cm" draw:start-shape="id11" draw:start-glue-point="1" draw:end-shape="id12" draw:end-glue-point="3" svg:d="M10667 10414h889" svg:viewBox="0 0 890 1">
          <text:p/>
        </draw:connector>
        <draw:connector draw:style-name="gr4" draw:text-style-name="P5" draw:layer="layout" draw:type="curve" draw:line-skew="0cm -1.898cm -0.228cm" svg:x1="10.708cm" svg:y1="8.509cm" svg:x2="7.492cm" svg:y2="10.414cm" draw:start-shape="id9" draw:start-glue-point="1" draw:end-shape="id11" draw:end-glue-point="3" svg:d="M10708 8509c750 0 500 1016-1723 1016s-2588 889-1493 889" svg:viewBox="0 0 4194 1906">
          <text:p/>
        </draw:connector>
        <draw:frame draw:style-name="gr5" draw:text-style-name="P1" xml:id="id13" draw:id="id13" draw:layer="layout" svg:width="1.523cm" svg:height="1.523cm" svg:x="1.143cm" svg:y="2.287cm">
          <draw:image xlink:href="Pictures/100002010000012C0000012C1E39160C60898828.png" xlink:type="simple" xlink:show="embed" xlink:actuate="onLoad">
            <text:p/>
          </draw:image>
        </draw:frame>
        <draw:frame draw:style-name="gr5" draw:text-style-name="P1" xml:id="id14" draw:id="id14" draw:layer="layout" svg:width="1.524cm" svg:height="1.524cm" svg:x="15.62cm" svg:y="2.159cm">
          <draw:image xlink:href="Pictures/100002010000012C0000012C1E39160C60898828.png" xlink:type="simple" xlink:show="embed" xlink:actuate="onLoad">
            <text:p/>
          </draw:image>
        </draw:frame>
        <draw:frame draw:style-name="gr6" draw:text-style-name="P1" xml:id="id15" draw:id="id15" draw:layer="layout" svg:width="1.524cm" svg:height="1.605cm" svg:x="15.62cm" svg:y="3.937cm">
          <draw:image xlink:href="Pictures/100002010000012C0000012C1E39160C60898828.png" xlink:type="simple" xlink:show="embed" xlink:actuate="onLoad">
            <text:p/>
          </draw:image>
        </draw:frame>
        <draw:frame draw:style-name="gr6" draw:text-style-name="P1" xml:id="id16" draw:id="id16" draw:layer="layout" svg:width="1.524cm" svg:height="1.605cm" svg:x="15.62cm" svg:y="5.888cm">
          <draw:image xlink:href="Pictures/100002010000012C0000012C1E39160C60898828.png" xlink:type="simple" xlink:show="embed" xlink:actuate="onLoad">
            <text:p/>
          </draw:image>
        </draw:frame>
        <draw:frame draw:style-name="gr7" draw:text-style-name="P1" xml:id="id17" draw:id="id17" draw:layer="layout" svg:width="1.626cm" svg:height="1.524cm" svg:x="15.62cm" svg:y="7.874cm">
          <draw:image xlink:href="Pictures/100002010000012C0000012C1E39160C60898828.png" xlink:type="simple" xlink:show="embed" xlink:actuate="onLoad">
            <text:p/>
          </draw:image>
        </draw:frame>
        <draw:frame draw:style-name="gr7" draw:text-style-name="P1" xml:id="id18" draw:id="id18" draw:layer="layout" svg:width="1.626cm" svg:height="1.524cm" svg:x="15.62cm" svg:y="9.779cm">
          <draw:image xlink:href="Pictures/100002010000012C0000012C1E39160C60898828.png" xlink:type="simple" xlink:show="embed" xlink:actuate="onLoad">
            <text:p/>
          </draw:image>
        </draw:frame>
        <draw:connector draw:style-name="gr4" draw:text-style-name="P5" draw:layer="layout" draw:type="line" svg:x1="2.666cm" svg:y1="3.048cm" svg:x2="3.428cm" svg:y2="3.175cm" draw:start-shape="id13" draw:start-glue-point="1" draw:end-shape="id1" draw:end-glue-point="3" svg:d="M2666 3048l762 127" svg:viewBox="0 0 763 128">
          <text:p/>
        </draw:connector>
        <draw:connector draw:style-name="gr4" draw:text-style-name="P5" draw:layer="layout" draw:type="line" svg:x1="14.731cm" svg:y1="3.175cm" svg:x2="15.62cm" svg:y2="2.921cm" draw:start-shape="id2" draw:start-glue-point="1" draw:end-shape="id14" draw:end-glue-point="3" svg:d="M14731 3175l889-254" svg:viewBox="0 0 890 255">
          <text:p/>
        </draw:connector>
        <draw:connector draw:style-name="gr4" draw:text-style-name="P5" draw:layer="layout" draw:type="line" svg:x1="14.731cm" svg:y1="4.699cm" svg:x2="15.62cm" svg:y2="4.739cm" draw:start-shape="id4" draw:start-glue-point="1" draw:end-shape="id15" draw:end-glue-point="3" svg:d="M14731 4699l889 40" svg:viewBox="0 0 890 41">
          <text:p/>
        </draw:connector>
        <draw:connector draw:style-name="gr4" draw:text-style-name="P5" draw:layer="layout" draw:type="line" svg:x1="14.731cm" svg:y1="6.604cm" svg:x2="15.62cm" svg:y2="6.69cm" draw:start-shape="id6" draw:start-glue-point="1" draw:end-shape="id16" draw:end-glue-point="3" svg:d="M14731 6604l889 86" svg:viewBox="0 0 890 87">
          <text:p/>
        </draw:connector>
        <draw:connector draw:style-name="gr4" draw:text-style-name="P5" draw:layer="layout" draw:type="line" svg:x1="14.772cm" svg:y1="8.509cm" svg:x2="15.62cm" svg:y2="8.636cm" draw:start-shape="id10" draw:start-glue-point="1" draw:end-shape="id17" draw:end-glue-point="3" svg:d="M14772 8509l848 127" svg:viewBox="0 0 849 128">
          <text:p/>
        </draw:connector>
        <draw:connector draw:style-name="gr4" draw:text-style-name="P5" draw:layer="layout" draw:type="line" svg:x1="14.731cm" svg:y1="10.414cm" svg:x2="15.62cm" svg:y2="10.541cm" draw:start-shape="id12" draw:start-glue-point="1" draw:end-shape="id18" draw:end-glue-point="3" svg:d="M14731 10414l889 127" svg:viewBox="0 0 890 128">
          <text:p/>
        </draw:connector>
        <draw:frame draw:style-name="gr8" draw:text-style-name="P6" draw:layer="layout" svg:width="2.286cm" svg:height="1.673cm" svg:x="2.514cm" svg:y="3.28cm">
          <draw:text-box>
            <text:p text:style-name="P6"><text:span text:style-name="T1">s_0</text:span></text:p>
          </draw:text-box>
        </draw:frame>
        <draw:frame draw:style-name="gr8" draw:text-style-name="P6" draw:layer="layout" svg:width="2.286cm" svg:height="1.673cm" svg:x="2.514cm" svg:y="3.281cm">
          <draw:text-box>
            <text:p text:style-name="P6"><text:span text:style-name="T1">s_0</text:span></text:p>
          </draw:text-box>
        </draw:frame>
        <draw:frame draw:style-name="gr8" draw:text-style-name="P6" draw:layer="layout" svg:width="2.286cm" svg:height="1.673cm" svg:x="17.119cm" svg:y="3.175cm">
          <draw:text-box>
            <text:p text:style-name="P6"><text:span text:style-name="T1">s_</text:span><text:span text:style-name="T1">0</text:span></text:p>
          </draw:text-box>
        </draw:frame>
        <draw:frame draw:style-name="gr8" draw:text-style-name="P6" draw:layer="layout" svg:width="2.286cm" svg:height="1.673cm" svg:x="17.119cm" svg:y="5.058cm">
          <draw:text-box>
            <text:p text:style-name="P6"><text:span text:style-name="T1">s_1</text:span></text:p>
          </draw:text-box>
        </draw:frame>
        <draw:frame draw:style-name="gr8" draw:text-style-name="P6" draw:layer="layout" svg:width="2.286cm" svg:height="1.673cm" svg:x="17.119cm" svg:y="6.985cm">
          <draw:text-box>
            <text:p text:style-name="P6"><text:span text:style-name="T1">s_2</text:span></text:p>
          </draw:text-box>
        </draw:frame>
        <draw:frame draw:style-name="gr8" draw:text-style-name="P6" draw:layer="layout" svg:width="2.286cm" svg:height="1.673cm" svg:x="17.092cm" svg:y="8.933cm">
          <draw:text-box>
            <text:p text:style-name="P6"><text:span text:style-name="T1">s_3</text:span></text:p>
          </draw:text-box>
        </draw:frame>
        <draw:frame draw:style-name="gr8" draw:text-style-name="P6" draw:layer="layout" svg:width="2.286cm" svg:height="1.673cm" svg:x="17.246cm" svg:y="10.795cm">
          <draw:text-box>
            <text:p text:style-name="P6"><text:span text:style-name="T1">s_4</text:span></text:p>
          </draw:text-box>
        </draw:frame>
        <draw:frame draw:style-name="gr8" draw:text-style-name="P6" draw:layer="layout" svg:width="2.286cm" svg:height="1.673cm" svg:x="6.705cm" svg:y="4.804cm">
          <draw:text-box>
            <text:p text:style-name="P6"><text:span text:style-name="T1">c_0</text:span></text:p>
          </draw:text-box>
        </draw:frame>
        <draw:frame draw:style-name="gr8" draw:text-style-name="P6" draw:layer="layout" svg:width="2.286cm" svg:height="1.673cm" svg:x="6.705cm" svg:y="6.731cm">
          <draw:text-box>
            <text:p text:style-name="P6"><text:span text:style-name="T1">c_1</text:span></text:p>
          </draw:text-box>
        </draw:frame>
        <draw:frame draw:style-name="gr8" draw:text-style-name="P6" draw:layer="layout" svg:width="2.286cm" svg:height="1.673cm" svg:x="6.705cm" svg:y="8.614cm">
          <draw:text-box>
            <text:p text:style-name="P6"><text:span text:style-name="T1">c_2</text:span></text:p>
          </draw:text-box>
        </draw:frame>
        <draw:frame draw:style-name="gr8" draw:text-style-name="P6" draw:layer="layout" svg:width="2.286cm" svg:height="1.673cm" svg:x="6.705cm" svg:y="10.541cm">
          <draw:text-box>
            <text:p text:style-name="P6"><text:span text:style-name="T1">c_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" style:family="graphic" style:parent-style-name="text">
      <style:graphic-properties fo:min-height="1.423cm">
        <text:list-style style:name="f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9.355cm" fo:page-height="14.1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6:41:24.014949221</meta:creation-date>
    <dc:date>2017-03-23T22:36:10.805855939</dc:date>
    <meta:editing-duration>P1DT40M18S</meta:editing-duration>
    <meta:editing-cycles>3</meta:editing-cycles>
    <meta:generator>LibreOffice/5.1.4.2$Linux_X86_64 LibreOffice_project/10m0$Build-2</meta:generator>
    <meta:document-statistic meta:object-count="46"/>
  </office:meta>
</office:document-meta>
</file>